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lockCa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lockCam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clockcam&quot;" office:value-type="string" office:string-value="market://details?id=com.luzi82.clockcam">
            <text:p>market://details?id=com.luzi82.clockca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lockCam">
            <text:p>Share ClockCam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18"/>
        </table:table-row>
        <table:table-row table:style-name="ro1" table:number-rows-repeated="18">
          <table:table-cell table:style-name="Default" table:number-columns-repeated="1019"/>
        </table:table-row>
        <table:table-row table:style-name="ro1" table:number-rows-repeated="654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23:09:5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12-05T23:09:51</dc:date>
    <meta:editing-duration>PT69H35M02S</meta:editing-duration>
    <meta:editing-cycles>163</meta:editing-cycles>
    <meta:generator>OpenOffice.org/3.2$Linux OpenOffice.org_project/320m19$Build-9505</meta:generator>
    <dc:creator>luzi82 </dc:creator>
    <meta:document-statistic meta:table-count="3" meta:cell-count="62" meta:object-count="0"/>
  </office:meta>
</office:document-meta>
</file>